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7" office:value-type="string" office:string-value="Fulfilment Cancellation. Details">
            <text:p>Fulfilment Cancellation. Details</text:p>
          </table:table-cell>
          <table:table-cell table:style-name="ce7" office:value-type="string" office:string-value=""/>
          <table:table-cell table:style-name="ce7" office:value-type="string" office:string-value="Fulfilment Cancellation">
            <text:p>Fulfilment Cancell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cancel an entire fulfilment document (Despatch Advice or Receipt Advice).">
            <text:p>A document used to cancel an entire fulfilment document (Despatch Advice or Receipt Advice).</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Fulfilment Cancellation. UBL Version Identifier. Identifier">
            <text:p>Fulfilment Cancellation. UBL Version Identifier.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Fulfilment Cancellation. Customization Identifier. Identifier">
            <text:p>Fulfilment Cancellation. Customization Identifier.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Fulfilment Cancellation. Profile Identifier. Identifier">
            <text:p>Fulfilment Cancellation. Profile Identifier.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Fulfilment Cancellation. Profile Execution Identifier. Identifier">
            <text:p>Fulfilment Cancellation. Profile Execution Identifier.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Fulfilment Cancellation. Identifier">
            <text:p>Fulfilment Cancellation.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Fulfilment Cancellation. Copy_ Indicator. Indicator">
            <text:p>Fulfilment Cancellation. Copy_ Indicator. Indicator</text:p>
          </table:table-cell>
          <table:table-cell table:style-name="ce8" office:value-type="string" office:string-value=""/>
          <table:table-cell office:value-type="string" table:style-name="ce8" office:string-value="Fulfilment Cancellation">
            <text:p>Fulfilment Cancell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Fulfilment Cancellation. UUID. Identifier">
            <text:p>Fulfilment Cancellation. UUID. Identifier</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Fulfilment Cancellation. Issue Date. Date">
            <text:p>Fulfilment Cancellation. Issue Date. Date</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Fulfilment Cancellation. Issue Time. Time">
            <text:p>Fulfilment Cancellation. Issue Time. Time</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Fulfilment Cancellation. Note. Text">
            <text:p>Fulfilment Cancellation. Note. Text</text:p>
          </table:table-cell>
          <table:table-cell table:style-name="ce8" office:value-type="string" office:string-value=""/>
          <table:table-cell office:value-type="string" table:style-name="ce8" office:string-value="Fulfilment Cancellation">
            <text:p>Fulfilment Cancell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8" office:string-value="Fulfilment Cancellation. Cancellation_ Note. Text">
            <text:p>Fulfilment Cancellation. Cancellation_ Note. Text</text:p>
          </table:table-cell>
          <table:table-cell table:style-name="ce8" office:value-type="string" office:string-value=""/>
          <table:table-cell office:value-type="string" table:style-name="ce8" office:string-value="Fulfilment Cancellation">
            <text:p>Fulfilment Cancellation</text:p>
          </table:table-cell>
          <table:table-cell office:value-type="string" table:style-name="ce8" office:string-value="Cancellation">
            <text:p>Cancellation</text:p>
          </table:table-cell>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n">
            <text:p>1..n</text:p>
          </table:table-cell>
          <table:table-cell office:value-type="string" table:style-name="ce8" office:string-value="BBIE">
            <text:p>BBIE</text:p>
          </table:table-cell>
          <table:table-cell office:value-type="string" table:style-name="ce8" office:string-value="The reason for cancellation of the referenced document.">
            <text:p>The reason for cancellation of the referenced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9" office:value-type="string" office:string-value="Fulfilment Cancellation. Despatch_ Document Reference. Document Reference">
            <text:p>Fulfilment Cancellation. Despatch_ Document Reference. Document Reference</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Despatch">
            <text:p>Despatch</text:p>
          </table:table-cell>
          <table:table-cell table:style-name="ce9" office:value-type="string" office:string-value=""/>
          <table:table-cell table:style-name="ce9" office:value-type="string" office:string-value=""/>
          <table:table-cell table:style-name="ce9" table:formula="of:=[.M14]"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9" office:value-type="string" office:string-value="Fulfilment Cancellation. Receipt_ Document Reference. Document Reference">
            <text:p>Fulfilment Cancellation. Receipt_ Document Reference. Document Reference</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Receipt">
            <text:p>Receipt</text:p>
          </table:table-cell>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9" office:value-type="string" office:string-value="Fulfilment Cancellation. Order Reference">
            <text:p>Fulfilment Cancellation. Order Reference</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Order Reference">
            <text:p>Order Reference</text:p>
          </table:table-cell>
          <table:table-cell table:style-name="ce9" office:value-type="string"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rder Reference">
            <text:p>Order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9" office:value-type="string" office:string-value="Fulfilment Cancellation. Additional_ Document Reference. Document Reference">
            <text:p>Fulfilment Cancellation. Additional_ Document Reference. Document Reference</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9" office:value-type="string" office:string-value="Fulfilment Cancellation. Contract">
            <text:p>Fulfilment Cancellation. Contract</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9" office:value-type="string" office:string-value="Fulfilment Cancellation. Signature">
            <text:p>Fulfilment Cancellation. Signature</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9" office:value-type="string" office:string-value="Fulfilment Cancellation. Buyer_ Customer Party. Customer Party">
            <text:p>Fulfilment Cancellation. Buyer_ Customer Party. Customer Party</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0]"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9" office:value-type="string" office:string-value="Fulfilment Cancellation. Seller_ Supplier Party. Supplier Party">
            <text:p>Fulfilment Cancellation. Seller_ Supplier Party. Supplier Party</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1]"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9" office:value-type="string" office:string-value="Fulfilment Cancellation. Delivery_ Customer Party. Customer Party">
            <text:p>Fulfilment Cancellation. Delivery_ Customer Party. Customer Party</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Delivery">
            <text:p>Delivery</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elivery party.">
            <text:p>The delivery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9" office:value-type="string" office:string-value="Fulfilment Cancellation. Despatch_ Supplier Party. Supplier Party">
            <text:p>Fulfilment Cancellation. Despatch_ Supplier Party. Supplier Party</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Despatch">
            <text:p>Despatch</text:p>
          </table:table-cell>
          <table:table-cell table:style-name="ce9" office:value-type="string" office:string-value=""/>
          <table:table-cell table:style-name="ce9" office:value-type="string" office:string-value=""/>
          <table:table-cell table:style-name="ce9" table:formula="of:=[.M23]"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espatch party.">
            <text:p>The despatch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9" office:value-type="string" office:string-value="Fulfilment Cancellation. Originator_ Customer Party. Customer Party">
            <text:p>Fulfilment Cancellation. Originator_ Customer Party. Customer Party</text:p>
          </table:table-cell>
          <table:table-cell table:style-name="ce9" office:value-type="string" office:string-value=""/>
          <table:table-cell table:style-name="ce9" office:value-type="string" office:string-value="Fulfilment Cancellation">
            <text:p>Fulfilment Cancellation</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4]"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originator party">
            <text:p>The originator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